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6. Study guide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November 2022</text:span></text:p>
      <text:p text:style-name="P5"/>
      <text:p text:style-name="P4"><text:span text:style-name="T6">Unit 06. Windows administration</text:span></text:p>
      <text:list xml:id="list3925845759" text:style-name="WWNum1">
        <text:list-item>
          <text:p text:style-name="P15"><text:bookmark text:name="_dbh0n1vac4c8"/>Dates</text:p>
        </text:list-item>
      </text:list>
      <text:p text:style-name="Standard">From 28/11/2022 to 11/12/2022. The length of the unit is 2 weeks (12 hours).</text:p>
      <text:list xml:id="list155853611919089" text:continue-numbering="true" text:style-name="WWNum1">
        <text:list-item>
          <text:p text:style-name="P15">Previous knowledge</text:p>
        </text:list-item>
      </text:list>
      <text:p text:style-name="P6">Previous units, specially unit 05</text:p>
      <text:list xml:id="list155854190630291" text:continue-numbering="true" text:style-name="WWNum1">
        <text:list-item>
          <text:p text:style-name="P15">Objectives</text:p>
        </text:list-item>
      </text:list>
      <text:list xml:id="list2290462065" text:style-name="WWNum4">
        <text:list-item>
          <text:p text:style-name="P7">To learn basics using Windows 10</text:p>
        </text:list-item>
        <text:list-item>
          <text:p text:style-name="P7">To learn how to use command console</text:p>
        </text:list-item>
      </text:list>
      <text:list xml:id="list155854294715193" text:continue-list="list155854190630291" text:style-name="WWNum1">
        <text:list-item>
          <text:p text:style-name="P15">Contents</text:p>
        </text:list-item>
      </text:list>
      <text:list xml:id="list3287530123" text:style-name="WWNum2">
        <text:list-item>
          <text:p text:style-name="P8">Window 10 features</text:p>
        </text:list-item>
        <text:list-item>
          <text:p text:style-name="P8">File systems</text:p>
        </text:list-item>
        <text:list-item>
          <text:p text:style-name="P8">Applications</text:p>
        </text:list-item>
        <text:list-item>
          <text:p text:style-name="P8">Managing user accounts</text:p>
        </text:list-item>
        <text:list-item>
          <text:p text:style-name="P8"><text:soft-page-break/>Basic use of console</text:p>
        </text:list-item>
        <text:list-item>
          <text:p text:style-name="P8">Help command</text:p>
        </text:list-item>
        <text:list-item>
          <text:p text:style-name="P8">System properties</text:p>
        </text:list-item>
        <text:list-item>
          <text:p text:style-name="P8">Security manager</text:p>
        </text:list-item>
        <text:list-item>
          <text:p text:style-name="P8">Disk management</text:p>
        </text:list-item>
        <text:list-item>
          <text:p text:style-name="P8">Msconfig</text:p>
        </text:list-item>
        <text:list-item>
          <text:p text:style-name="P8">Users and groups</text:p>
        </text:list-item>
        <text:list-item>
          <text:p text:style-name="P8">NTFS Permissions</text:p>
        </text:list-item>
      </text:list>
      <text:list xml:id="list155853687404527" text:continue-list="list155854294715193" text:style-name="WWNum1">
        <text:list-item>
          <text:p text:style-name="P15">Activities</text:p>
        </text:list-item>
      </text:list>
      <text:list xml:id="list3912659465" text:style-name="WWNum3">
        <text:list-item>
          <text:p text:style-name="P9">One solved activity as example of command line usage.</text:p>
        </text:list-item>
        <text:list-item>
          <text:p text:style-name="P9">Several activities about Windows administration.</text:p>
        </text:list-item>
        <text:list-item>
          <text:p text:style-name="P9">Research and development activities.</text:p>
        </text:list-item>
      </text:list>
      <text:list xml:id="list155853889179559" text:continue-list="list155853687404527" text:style-name="WWNum1">
        <text:list-item>
          <text:p text:style-name="P15">Recommendations</text:p>
        </text:list-item>
      </text:list>
      <text:p text:style-name="P6">Try to follow visual guides and video tutorials about how to administrate a Windows system, because text is not enough to understand the whole process.</text:p>
      <text:p text:style-name="P6">The activities help you to order and clarify ideas. Besides, there are tests to help you to check your knowled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6. Windows administration</text:span></text:p>
      </style:header>
      <style:footer>
        <text:p text:style-name="MP4"><text:span text:style-name="MT1">CFGS DAM/DAW<text:tab/><text:tab/>Unit 06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4" meta:word-count="185" meta:character-count="1114" meta:non-whitespace-character-count="983"/>
    <meta:generator>LibreOfficeDev/6.0.5.2$Linux_X86_64 LibreOffice_project/</meta:generator>
  </office:meta>
</office:document-meta>
</file>